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 table:style-name="ce7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实现了ros下ParamGet服务的通信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8.编写mavros-rover的控制接口；</text:p>
          </table:table-cell>
          <table:table-cell office:value-type="string" calcext:value-type="string">
            <text:p>未完成</text:p>
          </table:table-cell>
          <table:table-cell office:value-type="string" calcext:value-type="string">
            <text:p>实现了ros下State/Imu话题的通信</text:p>
          </table:table-cell>
          <table:table-cell table:style-name="ce7"/>
        </table:table-row>
        <table:table-row table:style-name="ro3">
          <table:covered-table-cell/>
          <table:table-cell table:style-name="ce6" office:value-type="string" calcext:value-type="string">
            <text:p>周6</text:p>
          </table:table-cell>
          <table:table-cell table:style-name="ce7" office:value-type="string" calcext:value-type="string">
            <text:p>9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编写mavros下ManualCtrl话题的通信</text:p>
          </table:table-cell>
          <table:table-cell table:style-name="ce7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假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假</text:p>
          </table:table-cell>
          <table:table-cell table:style-name="ce7" table:number-columns-repeated="3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1.讨论了AGV的可行性和大致方案;</text:p>
            <text:p>2.理解rover下GPS的更新逻辑；</text:p>
          </table:table-cell>
          <table:table-cell office:value-type="string" calcext:value-type="string">
            <text:p>完成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3.了解目前行业的AGV的趋势和原理；</text:p>
            <text:p>4.理解并分析Rover的makefile结构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makefile只完成部分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5.根据昨天讨论的结果，确定开发细致方案；</text:p>
          </table:table-cell>
          <table:table-cell table:number-columns-repeated="3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4-5～</text:p>
            <text:p>2017-4-7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假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假</text:p>
          </table:table-cell>
          <table:table-cell table:style-name="ce7" table:number-columns-repeated="3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假</text:p>
          </table:table-cell>
          <table:table-cell table:number-columns-repeated="3"/>
        </table:table-row>
        <table:table-row table:style-name="ro2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1.确定陀螺闭环和航向闭环方案；</text:p>
            <text:p>2.编写陀螺闭环程序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切换控制模式，动力电机控制异常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3.解决切换控制模式动力电机异常问题；</text:p>
          </table:table-cell>
          <table:table-cell office:value-type="string" calcext:value-type="string">
            <text:p>未完成</text:p>
          </table:table-cell>
          <table:table-cell table:number-columns-repeated="2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2017-4-10～</text:p>
            <text:p>2017-4-14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重新梳理信号传输流程；</text:p>
            <text:p>2.整理RCin的信好处理流程；</text:p>
          </table:table-cell>
          <table:table-cell office:value-type="string" calcext:value-type="string">
            <text:p>完成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整理SRVchannel信号输出处理流程；</text:p>
            <text:p>4.解决模式切换油门异常问题；</text:p>
          </table:table-cell>
          <table:table-cell table:style-name="ce7" office:value-type="string" calcext:value-type="string">
            <text:p>完成</text:p>
          </table:table-cell>
          <table:table-cell table:style-name="ce7" table:number-columns-repeated="2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编写陀螺闭环测试代码；</text:p>
          </table:table-cell>
          <table:table-cell office:value-type="string" calcext:value-type="string">
            <text:p>完成</text:p>
          </table:table-cell>
          <table:table-cell table:number-columns-repeated="2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6.编写惯导角度闭环测试代码；</text:p>
          </table:table-cell>
          <table:table-cell table:style-name="ce7" office:value-type="string" calcext:value-type="string">
            <text:p>未完成</text:p>
          </table:table-cell>
          <table:table-cell table:style-name="ce7" table:number-columns-repeated="2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7.编写惯导角度闭环测试代码；</text:p>
          </table:table-cell>
          <table:table-cell office:value-type="string" calcext:value-type="string">
            <text:p>未完成</text:p>
          </table:table-cell>
          <table:table-cell office:value-type="string" calcext:value-type="string">
            <text:p>Rover的闭环已经完成；</text:p>
          </table:table-cell>
          <table:table-cell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4-17～</text:p>
            <text:p>2017-4-2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编写惯导角度闭环测试代码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9:00:01.377931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4-17T09:02:58.067928688</dc:date>
    <meta:editing-duration>PT34M58S</meta:editing-duration>
    <meta:editing-cycles>33</meta:editing-cycles>
    <meta:generator>LibreOffice/4.2.8.2$Linux_X86_64 LibreOffice_project/420m0$Build-2</meta:generator>
    <meta:document-statistic meta:table-count="1" meta:cell-count="107" meta:object-count="0"/>
  </office:meta>
</office:document-meta>
</file>